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0c393" officeooo:paragraph-rsid="0000c393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00c393" officeooo:paragraph-rsid="0000c393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00eb9f" officeooo:paragraph-rsid="0000eb9f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030a7a" officeooo:paragraph-rsid="00030a7a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00c393" officeooo:paragraph-rsid="0000c393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rsid="00030a7a" officeooo:paragraph-rsid="00030a7a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officeooo:rsid="000af362" officeooo:paragraph-rsid="000af362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fo:font-size="16pt" officeooo:rsid="000af362" officeooo:paragraph-rsid="000cd76a" style:font-size-asian="16pt" style:font-size-complex="16pt"/>
    </style:style>
    <style:style style:name="T1" style:family="text">
      <style:text-properties officeooo:rsid="0000eb9f"/>
    </style:style>
    <style:style style:name="T2" style:family="text">
      <style:text-properties officeooo:rsid="0002a55f"/>
    </style:style>
    <style:style style:name="T3" style:family="text">
      <style:text-properties officeooo:rsid="0002c927"/>
    </style:style>
    <style:style style:name="T4" style:family="text">
      <style:text-properties officeooo:rsid="0006eef1"/>
    </style:style>
    <style:style style:name="T5" style:family="text">
      <style:text-properties fo:color="#000000"/>
    </style:style>
    <style:style style:name="T6" style:family="text">
      <style:text-properties officeooo:rsid="000af362"/>
    </style:style>
    <style:style style:name="T7" style:family="text">
      <style:text-properties officeooo:rsid="000b2a6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ic Tac Toe</text:p>
      <text:p text:style-name="P1"/>
      <text:p text:style-name="P2"/>
      <text:p text:style-name="P3"><text:span text:style-name="T2">Task</text:span>:</text:p>
      <text:p text:style-name="P2">- <text:span text:style-name="T1">2 players</text:span></text:p>
      <text:p text:style-name="P2">- <text:span text:style-name="T2">take moves after each other using the numerical keyboard</text:span></text:p>
      <text:p text:style-name="P2">- <text:span text:style-name="T3">AI, help</text:span></text:p>
      <text:p text:style-name="P2"/>
      <text:p text:style-name="P4"><text:span text:style-name="T6">Implemented tasks</text:span>:</text:p>
      <text:p text:style-name="P4">-<text:span text:style-name="T5"> drawing a board</text:span></text:p>
      <text:p text:style-name="P4">- positions of „x” and „o” </text:p>
      <text:p text:style-name="P4">- 2 players mode <text:span text:style-name="T4">(numerical keyboard)</text:span></text:p>
      <text:p text:style-name="P4">- win, lose</text:p>
      <text:p text:style-name="P7">- error messages</text:p>
      <text:p text:style-name="P7"><text:s text:c="3"/>- when use letter instead of numbers</text:p>
      <text:p text:style-name="P7"><text:s text:c="3"/>- when use different numbers than 1-9</text:p>
      <text:p text:style-name="P7">- players name</text:p>
      <text:p text:style-name="P7"/>
      <text:p text:style-name="P7">Plans:</text:p>
      <text:p text:style-name="P8">- refactoring the code (simple, shorter, better)</text:p>
      <text:p text:style-name="P7">- new game</text:p>
      <text:p text:style-name="P7">- AI for help</text:p>
      <text:p text:style-name="P7">- choose between x and o</text:p>
      <text:p text:style-name="P7">- <text:span text:style-name="T7">player vs computer</text:span></text:p>
      <text:p text:style-name="P7">- <text:span text:style-name="T7">bigger board (different levels)</text:span></text:p>
      <text:p text:style-name="P7">- <text:span text:style-name="T7">menu</text:span></text:p>
      <text:p text:style-name="P7">- <text:span text:style-name="T7">save and load the game</text:span></text:p>
      <text:p text:style-name="P7"/>
      <text:p text:style-name="P7"/>
      <text:p text:style-name="P4"/>
      <text:p text:style-name="P4"/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09:38:34.934470468</meta:creation-date>
    <dc:date>2018-11-15T14:33:51.760666541</dc:date>
    <meta:editing-duration>PT5H18M42S</meta:editing-duration>
    <meta:editing-cycles>13</meta:editing-cycles>
    <meta:generator>LibreOffice/6.0.6.2$Linux_X86_64 LibreOffice_project/00m0$Build-2</meta:generator>
    <meta:document-statistic meta:table-count="0" meta:image-count="0" meta:object-count="0" meta:page-count="1" meta:paragraph-count="23" meta:word-count="99" meta:character-count="498" meta:non-whitespace-character-count="415"/>
  </office:meta>
</office:document-meta>
</file>